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第二个版本中，修改了按钮的实现方式，添加了一个开始界面，在开始界面上有一个开始按钮，点击之后会进入游戏，还新增了一个塔类，通过点击按钮，实现防御塔的出现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0-06-14T13:58:00Z</meta:creation-date>
    <dc:date>2020-06-14T14:00:00Z</dc:date>
    <meta:template xlink:href="Normal" xlink:type="simple"/>
    <meta:editing-cycles>1</meta:editing-cycles>
    <meta:editing-duration>PT120S</meta:editing-duration>
    <meta:document-statistic meta:page-count="1" meta:paragraph-count="1" meta:word-count="11" meta:character-count="77" meta:row-count="1" meta:non-whitespace-character-count="67"/>
  </office:meta>
</office:document-meta>
</file>